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2.3362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Laufzeitprofil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Laufzeitprofi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Anzahl Ausführungsfäden</text:p>
          </table:table-cell>
          <table:table-cell office:value-type="string">
            <text:p>Durchschnittsmesswert [ms]</text:p>
          </table:table-cell>
          <table:table-cell office:value-type="string">
            <text:p>Beschleunigung</text:p>
          </table:table-cell>
          <table:table-cell office:value-type="string">
            <text:p>Effizienz</text:p>
          </table:table-cell>
        </table:table-row>
        <table:table-row table:style-name="ro2">
          <table:table-cell table:style-name="ce2" office:value-type="string">
            <text:p>ursprüngliche sequentielle Version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<text:s/>Parallele Version, Fäden: 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number-columns-repeated="3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aufzeitprofil" style:display-name="PageStyle_Laufzeitprof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cher, Thomas</meta:initial-creator>
    <meta:creation-date>2013-06-28T11:43:54</meta:creation-date>
    <dc:creator>Thomas </dc:creator>
    <dc:date>2013-06-28T11:52:22</dc:date>
    <meta:generator>LibreOffice/4.0.2.2$Linux_X86_64 LibreOffice_project/400m0$Build-2</meta:generator>
    <meta:editing-duration>P0D</meta:editing-duration>
    <meta:editing-cycles>1</meta:editing-cycles>
    <meta:document-statistic meta:table-count="1" meta:cell-count="15" meta:object-count="0"/>
  </office:meta>
</office:document-meta>
</file>